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3.2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96.01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32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4"/>
        <table:table-column table:style-name="co4" table:number-columns-repeated="1021" table:default-cell-style-name="ce5"/>
        <table:table-row table:style-name="ro1">
          <table:table-cell table:style-name="ce4" office:value-type="string" calcext:value-type="string">
            <text:p>production</text:p>
          </table:table-cell>
          <table:table-cell table:style-name="ce6"/>
          <table:table-cell office:value-type="string" calcext:value-type="string">
            <text:p>1) производство</text:p>
            <text:p>By September, the new motors were in production</text:p>
            <text:p>2) продукция</text:p>
            <text:p>a drop in oil and gas production</text:p>
            <text:p>3) художественное произведение</text:p>
            <text:p>the new Shakespeare production at the Arts Theat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s</text:p>
          </table:table-cell>
          <table:table-cell/>
          <table:table-cell office:value-type="string" calcext:value-type="string">
            <text:p>декорации</text:p>
            <text:p>The sets</text:p>
            <text:p>were incredibly realistic and the costumes were wonderful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режиссура</text:p>
            <text:p>It was a good cast and I thought the direction was excellen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rector</text:p>
          </table:table-cell>
          <table:table-cell office:value-type="string" calcext:value-type="string">
            <text:p>dəˈrektə</text:p>
          </table:table-cell>
          <table:table-cell office:value-type="string" calcext:value-type="string">
            <text:p>режиссер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ave</text:p>
          </table:table-cell>
          <table:table-cell office:value-type="string" calcext:value-type="string">
            <text:p>reɪv</text:p>
          </table:table-cell>
          <table:table-cell office:value-type="string" calcext:value-type="string">
            <text:p>1) восторженный отзыв(критиков)</text:p>
            <text:p>The play got raves from the critics.</text:p>
            <text:p>2) неистовствовать, бушевать</text:p>
            <text:p>He started raving at 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ewer</text:p>
          </table:table-cell>
          <table:table-cell/>
          <table:table-cell office:value-type="string" calcext:value-type="string">
            <text:p>телевизионный зритель</text:p>
            <text:p>The new series has gone down well with viewer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tertainer</text:p>
          </table:table-cell>
          <table:table-cell/>
          <table:table-cell office:value-type="string" calcext:value-type="string">
            <text:p>эстрадный артист</text:p>
            <text:p>Sinatra remains one of the top entertainers of all tim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edian</text:p>
          </table:table-cell>
          <table:table-cell office:value-type="string" calcext:value-type="string">
            <text:p>kəˈmiːdiən</text:p>
          </table:table-cell>
          <table:table-cell office:value-type="string" calcext:value-type="string">
            <text:p>комик</text:p>
            <text:p>He started as a stand-up comedi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происходить</text:p>
            <text:p>The James Bond</text:p>
            <text:p>films are always set in great location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захватывает(рассказывает, показывает)</text:p>
            <text:p>These photographs capture the essence of working-class life at the turn of the century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cript</text:p>
          </table:table-cell>
          <table:table-cell office:value-type="string" calcext:value-type="string">
            <text:p>skrɪpt</text:p>
          </table:table-cell>
          <table:table-cell office:value-type="string" calcext:value-type="string">
            <text:p>сценарий</text:p>
            <text:p>They write all their own script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alogue</text:p>
          </table:table-cell>
          <table:table-cell office:value-type="string" calcext:value-type="string">
            <text:p>daɪəlɒɡ</text:p>
          </table:table-cell>
          <table:table-cell office:value-type="string" calcext:value-type="string">
            <text:p>Диалог</text:p>
            <text:p>a boring movie full of bad dialogu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creenplay</text:p>
          </table:table-cell>
          <table:table-cell/>
          <table:table-cell office:value-type="string" calcext:value-type="string">
            <text:p>сценарий</text:p>
            <text:p>a screenplay based on a novel by John O'Bri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музыка к фильму</text:p>
            <text:p>Who wrote the score for the movie?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nue</text:p>
          </table:table-cell>
          <table:table-cell office:value-type="string" calcext:value-type="string">
            <text:p>ˈvenjuː</text:p>
          </table:table-cell>
          <table:table-cell office:value-type="string" calcext:value-type="string">
            <text:p>Место проведения</text:p>
            <text:p>The first thing to do is book a venue.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promote</text:p>
          </table:table-cell>
          <table:table-cell/>
          <table:table-cell office:value-type="string" calcext:value-type="string">
            <text:p>1) Рекламировать, продвигать</text:p>
            <text:p>She’s in London to promote her new book.</text:p>
            <text:p>2) развивать, улучшать</text:p>
            <text:p>a meeting to promote trade between Taiwan and the UK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furbish</text:p>
          </table:table-cell>
          <table:table-cell/>
          <table:table-cell office:value-type="string" calcext:value-type="string">
            <text:p>отремонтировать, восстанавлива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volve</text:p>
          </table:table-cell>
          <table:table-cell/>
          <table:table-cell office:value-type="string" calcext:value-type="string">
            <text:p>вращаться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00:26:23.611181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19S</meta:editing-duration>
    <meta:editing-cycles>10</meta:editing-cycles>
    <meta:generator>LibreOffice/6.0.7.3$Linux_X86_64 LibreOffice_project/00m0$Build-3</meta:generator>
    <dc:date>2021-10-09T00:26:49.188456104</dc:date>
    <meta:document-statistic meta:table-count="1" meta:cell-count="42" meta:object-count="0"/>
    <meta:template xlink:type="simple" xlink:actuate="onRequest" xlink:title="vocabularyUnit" xlink:href="../../../../Templates/vocabularyUnit.ots" meta:date="2021-07-23T23:09:37.744245147"/>
  </office:meta>
</office:document-meta>
</file>